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draw:fill-color="#fc0128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ecece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gr5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1.017cm" fo:min-width="0.32cm" fo:padding-top="0.127cm" fo:padding-bottom="0.127cm" fo:padding-left="0.254cm" fo:padding-right="0.254cm" fo:wrap-option="no-wrap" draw:shadow-color="#cecece"/>
    </style:style>
    <style:style style:name="gr6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1.017cm" fo:min-width="0.353cm" fo:padding-top="0.127cm" fo:padding-bottom="0.127cm" fo:padding-left="0.254cm" fo:padding-right="0.254cm" fo:wrap-option="no-wrap" draw:shadow-color="#cecec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font-family="Tahoma" style:font-family-generic="swiss" style:font-pitch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2.93cm" svg:height="11.452cm" svg:x="0.1cm" svg:y="0.16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441cm" svg:y1="0.1cm" svg:x2="6.443cm" svg:y2="11.637cm" svg:d="m6441 100 2 11537">
          <text:p/>
        </draw:connector>
        <draw:line draw:style-name="gr3" draw:text-style-name="P2" draw:layer="layout" svg:x1="0.1cm" svg:y1="5.678cm" svg:x2="13.03cm" svg:y2="5.678cm">
          <text:p/>
        </draw:line>
        <draw:line draw:style-name="gr3" draw:text-style-name="P2" draw:layer="layout" svg:x1="9.639cm" svg:y1="0.162cm" svg:x2="9.639cm" svg:y2="11.614cm">
          <text:p/>
        </draw:line>
        <draw:line draw:style-name="gr3" draw:text-style-name="P2" draw:layer="layout" svg:x1="0.1cm" svg:y1="2.922cm" svg:x2="13.03cm" svg:y2="2.922cm">
          <text:p/>
        </draw:line>
        <draw:line draw:style-name="gr3" draw:text-style-name="P2" draw:layer="layout" svg:x1="0.1cm" svg:y1="8.646cm" svg:x2="13.03cm" svg:y2="8.646cm">
          <text:p/>
        </draw:line>
        <draw:connector draw:style-name="gr2" draw:text-style-name="P2" draw:layer="layout" draw:type="line" svg:x1="3.477cm" svg:y1="0.153cm" svg:x2="3.479cm" svg:y2="11.69cm" svg:d="m3477 153 2 11537">
          <text:p/>
        </draw:connector>
        <draw:line draw:style-name="gr3" draw:text-style-name="P2" draw:layer="layout" svg:x1="8.157cm" svg:y1="2.922cm" svg:x2="8.157cm" svg:y2="5.678cm">
          <text:p/>
        </draw:line>
        <draw:line draw:style-name="gr3" draw:text-style-name="P2" draw:layer="layout" svg:x1="1.798cm" svg:y1="8.646cm" svg:x2="1.798cm" svg:y2="11.614cm">
          <text:p/>
        </draw:line>
        <draw:line draw:style-name="gr3" draw:text-style-name="P2" draw:layer="layout" svg:x1="4.978cm" svg:y1="2.922cm" svg:x2="4.978cm" svg:y2="5.678cm">
          <text:p/>
        </draw:line>
        <draw:line draw:style-name="gr3" draw:text-style-name="P2" draw:layer="layout" svg:x1="1.798cm" svg:y1="10.132cm" svg:x2="3.492cm" svg:y2="10.132cm">
          <text:p/>
        </draw:line>
        <draw:line draw:style-name="gr3" draw:text-style-name="P2" draw:layer="layout" svg:x1="6.459cm" svg:y1="4.404cm" svg:x2="8.157cm" svg:y2="4.404cm">
          <text:p/>
        </draw:line>
        <draw:line draw:style-name="gr3" draw:text-style-name="P2" draw:layer="layout" svg:x1="8.157cm" svg:y1="8.646cm" svg:x2="8.157cm" svg:y2="11.614cm">
          <text:p/>
        </draw:line>
        <draw:line draw:style-name="gr3" draw:text-style-name="P2" draw:layer="layout" svg:x1="4.978cm" svg:y1="5.678cm" svg:x2="4.978cm" svg:y2="8.646cm">
          <text:p/>
        </draw:line>
        <draw:line draw:style-name="gr3" draw:text-style-name="P2" draw:layer="layout" svg:x1="3.492cm" svg:y1="7.16cm" svg:x2="6.459cm" svg:y2="7.16cm">
          <text:p/>
        </draw:line>
        <draw:line draw:style-name="gr3" draw:text-style-name="P2" draw:layer="layout" svg:x1="11.336cm" svg:y1="0.162cm" svg:x2="11.336cm" svg:y2="2.922cm">
          <text:p/>
        </draw:line>
        <draw:line draw:style-name="gr3" draw:text-style-name="P2" draw:layer="layout" svg:x1="8.157cm" svg:y1="0.162cm" svg:x2="8.157cm" svg:y2="2.922cm">
          <text:p/>
        </draw:line>
        <draw:line draw:style-name="gr3" draw:text-style-name="P2" draw:layer="layout" svg:x1="1.798cm" svg:y1="0.162cm" svg:x2="1.798cm" svg:y2="2.922cm">
          <text:p/>
        </draw:line>
        <draw:line draw:style-name="gr3" draw:text-style-name="P2" draw:layer="layout" svg:x1="4.978cm" svg:y1="8.646cm" svg:x2="4.978cm" svg:y2="11.614cm">
          <text:p/>
        </draw:line>
        <draw:line draw:style-name="gr3" draw:text-style-name="P2" draw:layer="layout" svg:x1="11.336cm" svg:y1="8.646cm" svg:x2="11.336cm" svg:y2="11.614cm">
          <text:p/>
        </draw:line>
        <draw:line draw:style-name="gr3" draw:text-style-name="P2" draw:layer="layout" svg:x1="6.671cm" svg:y1="10.132cm" svg:x2="9.639cm" svg:y2="10.132cm">
          <text:p/>
        </draw:line>
        <draw:line draw:style-name="gr3" draw:text-style-name="P2" draw:layer="layout" svg:x1="0.1cm" svg:y1="1.648cm" svg:x2="3.492cm" svg:y2="1.648cm">
          <text:p/>
        </draw:line>
        <draw:line draw:style-name="gr3" draw:text-style-name="P2" draw:layer="layout" svg:x1="9.639cm" svg:y1="1.648cm" svg:x2="11.336cm" svg:y2="1.648cm">
          <text:p/>
        </draw:line>
        <draw:line draw:style-name="gr3" draw:text-style-name="P2" draw:layer="layout" svg:x1="1.798cm" svg:y1="2.922cm" svg:x2="1.798cm" svg:y2="5.678cm">
          <text:p/>
        </draw:line>
        <draw:line draw:style-name="gr3" draw:text-style-name="P2" draw:layer="layout" svg:x1="0.1cm" svg:y1="4.404cm" svg:x2="3.492cm" svg:y2="4.404cm">
          <text:p/>
        </draw:line>
        <draw:line draw:style-name="gr3" draw:text-style-name="P2" draw:layer="layout" svg:x1="8.157cm" svg:y1="5.678cm" svg:x2="8.157cm" svg:y2="9.281cm">
          <text:p/>
        </draw:line>
        <draw:line draw:style-name="gr3" draw:text-style-name="P2" draw:layer="layout" svg:x1="11.336cm" svg:y1="2.922cm" svg:x2="11.336cm" svg:y2="5.678cm">
          <text:p/>
        </draw:line>
        <draw:line draw:style-name="gr3" draw:text-style-name="P2" draw:layer="layout" svg:x1="8.157cm" svg:y1="7.16cm" svg:x2="9.639cm" svg:y2="7.16cm">
          <text:p/>
        </draw:line>
        <draw:custom-shape draw:style-name="gr4" draw:text-style-name="P1" draw:layer="layout" svg:width="0.635cm" svg:height="0.635cm" svg:x="0.624cm" svg:y="10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28cm" svg:height="1.271cm" svg:x="0.694cm" svg:y="9.034cm">
          <text:list text:style-name="L1">
            <text:list-header>
              <text:p text:style-name="P3"><text:span text:style-name="T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639cm" svg:height="0.639cm" svg:x="10.597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61cm" svg:height="1.271cm" svg:x="10.139cm" svg:y="7.5cm">
          <text:list text:style-name="L1">
            <text:list-header>
              <text:p text:style-name="P3"><text:span text:style-name="T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35cm" svg:height="0.635cm" svg:x="11.865cm" svg:y="6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336cm" svg:y1="5.222cm" svg:x2="11.336cm" svg:y2="7.978cm">
          <text:p/>
        </draw:line>
        <draw:line draw:style-name="gr3" draw:text-style-name="P2" draw:layer="layout" svg:x1="11.336cm" svg:y1="6.622cm" svg:x2="11.336cm" svg:y2="9.3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5T15:36:40</meta:creation-date>
    <meta:editing-duration>PT7M56S</meta:editing-duration>
    <meta:editing-cycles>3</meta:editing-cycles>
    <meta:generator>OpenOffice.org/3.3$Unix OpenOffice.org_project/330m20$Build-9567</meta:generator>
    <meta:initial-creator>Alberto Montresor</meta:initial-creator>
    <dc:date>2011-10-25T15:44:36</dc:date>
    <dc:creator>Alberto Montresor</dc:creator>
    <meta:document-statistic meta:object-count="35"/>
  </office:meta>
</office:document-meta>
</file>